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5" calcext:value-type="date">
            <text:p>2024/03/05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 style:data-style-name="N2" text:time-value="08:36:31.58599072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4T11:22:38.226422709</dc:date>
    <meta:editing-duration>P22DT22H43M42S</meta:editing-duration>
    <meta:editing-cycles>2301</meta:editing-cycles>
    <meta:document-statistic meta:table-count="3" meta:cell-count="5058" meta:object-count="0"/>
  </office:meta>
</office:document-meta>
</file>